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SourceSansPro-Bold" svg:font-family="SourceSansPro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302cm" fo:margin-bottom="0.549cm" loext:contextual-spacing="false"/>
      <style:text-properties fo:font-weight="bold" officeooo:paragraph-rsid="0012abbf" style:font-weight-asian="bold" style:font-weight-complex="bold"/>
    </style:style>
    <style:style style:name="P2" style:family="paragraph" style:parent-style-name="Text_20_body">
      <style:paragraph-properties fo:margin-top="0.302cm" fo:margin-bottom="0.549cm" loext:contextual-spacing="false"/>
      <style:text-properties fo:font-weight="bold" officeooo:paragraph-rsid="0014964c" style:font-weight-asian="bold" style:font-weight-complex="bold"/>
    </style:style>
    <style:style style:name="P3" style:family="paragraph" style:parent-style-name="Text_20_body">
      <style:paragraph-properties fo:margin-top="0.302cm" fo:margin-bottom="0.549cm" loext:contextual-spacing="false"/>
      <style:text-properties fo:font-weight="bold" officeooo:paragraph-rsid="0015668f" style:font-weight-asian="bold" style:font-weight-complex="bold"/>
    </style:style>
    <style:style style:name="P4" style:family="paragraph" style:parent-style-name="Text_20_body">
      <style:paragraph-properties fo:margin-top="0.302cm" fo:margin-bottom="0.549cm" loext:contextual-spacing="false"/>
      <style:text-properties fo:font-weight="bold" officeooo:paragraph-rsid="0015d5a9" style:font-weight-asian="bold" style:font-weight-complex="bold"/>
    </style:style>
    <style:style style:name="P5" style:family="paragraph" style:parent-style-name="Title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style:font-name="SourceSansPro-Bold" fo:font-size="20.5pt" style:font-size-asian="20.5pt"/>
    </style:style>
    <style:style style:name="T2" style:family="text">
      <style:text-properties style:font-name="SourceSansPro-Bold" fo:font-size="14.5pt" fo:font-weight="bold" style:font-size-asian="14.5pt" style:font-weight-asian="bold"/>
    </style:style>
    <style:style style:name="T3" style:family="text">
      <style:text-properties officeooo:rsid="0011aa3f"/>
    </style:style>
    <style:style style:name="T4" style:family="text">
      <style:text-properties style:font-name="Liberation Serif1" fo:language="en" fo:country="GB" fo:font-weight="normal" officeooo:rsid="003d17fd" style:font-weight-asian="normal" style:font-weight-complex="normal"/>
    </style:style>
    <style:style style:name="T5" style:family="text">
      <style:text-properties style:font-name="Liberation Serif1" fo:language="en" fo:country="GB" fo:font-weight="normal" officeooo:rsid="0012abbf" style:font-weight-asian="normal" style:font-weight-complex="normal"/>
    </style:style>
    <style:style style:name="T6" style:family="text">
      <style:text-properties style:font-name="Liberation Serif1" fo:language="en" fo:country="GB" fo:font-weight="normal" officeooo:rsid="0015d5a9" style:font-weight-asian="normal" style:font-weight-complex="normal"/>
    </style:style>
    <style:style style:name="T7" style:family="text">
      <style:text-properties style:font-name="Liberation Serif1" fo:language="en" fo:country="GB" officeooo:rsid="003d17f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2abbf" style:font-style-asian="italic" style:font-style-complex="italic"/>
    </style:style>
    <style:style style:name="T10" style:family="text">
      <style:text-properties fo:font-style="italic" fo:font-weight="normal" officeooo:rsid="0012abbf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5668f" style:font-style-asian="italic" style:font-weight-asian="normal" style:font-style-complex="italic" style:font-weight-complex="normal"/>
    </style:style>
    <style:style style:name="T12" style:family="text">
      <style:text-properties officeooo:rsid="0012abbf"/>
    </style:style>
    <style:style style:name="T13" style:family="text">
      <style:text-properties fo:font-weight="normal" officeooo:rsid="0012abbf" style:font-weight-asian="normal" style:font-weight-complex="normal"/>
    </style:style>
    <style:style style:name="T14" style:family="text">
      <style:text-properties fo:font-weight="normal" officeooo:rsid="0014964c" style:font-weight-asian="normal" style:font-weight-complex="normal"/>
    </style:style>
    <style:style style:name="T15" style:family="text">
      <style:text-properties fo:font-weight="normal" officeooo:rsid="0015668f" style:font-weight-asian="normal" style:font-weight-complex="normal"/>
    </style:style>
    <style:style style:name="T16" style:family="text">
      <style:text-properties fo:font-weight="normal" officeooo:rsid="0015d5a9" style:font-weight-asian="normal" style:font-weight-complex="normal"/>
    </style:style>
    <style:style style:name="T17" style:family="text">
      <style:text-properties fo:font-style="normal" officeooo:rsid="0012abbf" style:font-style-asian="normal" style:font-style-complex="normal"/>
    </style:style>
    <style:style style:name="T18" style:family="text">
      <style:text-properties fo:font-style="normal" fo:font-weight="normal" officeooo:rsid="0012abb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solid" style:text-underline-width="auto" style:text-underline-color="font-color" fo:font-weight="normal" officeooo:rsid="0012abbf" style:font-style-asian="normal" style:font-weight-asian="normal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2abbf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4964c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5668f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5d5a9" style:font-weight-asian="normal" style:font-weight-complex="normal"/>
    </style:style>
    <style:style style:name="T24" style:family="text">
      <style:text-properties officeooo:rsid="001681c8"/>
    </style:style>
    <style:style style:name="T25" style:family="text">
      <style:text-properties officeooo:rsid="0017f2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I Assignment 3.2 Probabilistic Inference using Full Joint Distributions</text:p>
      <text:p text:style-name="P1">P(<text:span text:style-name="T8">hungry</text:span>) <text:span text:style-name="T12">=<text:line-break/></text:span><text:span text:style-name="T13">P(</text:span><text:span text:style-name="T10">hungry </text:span><text:span text:style-name="T9">^ </text:span><text:span text:style-name="T10">cold</text:span><text:span text:style-name="T18">) + P</text:span><text:span text:style-name="T10">(hungry </text:span><text:span text:style-name="T9">^ </text:span><text:span text:style-name="T17">¬</text:span><text:span text:style-name="T10">cold)</text:span><text:span text:style-name="T18"> =<text:line-break/></text:span><text:span text:style-name="T10">P(hungry </text:span><text:span text:style-name="T9">^ </text:span><text:span text:style-name="T10">cold </text:span><text:span text:style-name="T9">^ </text:span><text:span text:style-name="T10">excited</text:span><text:span text:style-name="T18">) + P</text:span><text:span text:style-name="T10">(hungry </text:span><text:span text:style-name="T9">^ </text:span><text:span text:style-name="T10">cold </text:span><text:span text:style-name="T9">^ </text:span><text:span text:style-name="T17">¬</text:span><text:span text:style-name="T10">excited) + P(hungry </text:span><text:span text:style-name="T9">^ </text:span><text:span text:style-name="T17">¬</text:span><text:span text:style-name="T10">cold </text:span><text:span text:style-name="T9">^ </text:span><text:span text:style-name="T10">excited</text:span><text:span text:style-name="T18">) + P</text:span><text:span text:style-name="T10">(hungry </text:span><text:span text:style-name="T9">^ </text:span><text:span text:style-name="T17">¬</text:span><text:span text:style-name="T10">cold </text:span><text:span text:style-name="T9">^ </text:span><text:span text:style-name="T17">¬</text:span><text:span text:style-name="T10">excited)</text:span><text:span text:style-name="T18"> =<text:line-break/></text:span><text:span text:style-name="T10">P(hungry </text:span><text:span text:style-name="T9">^ </text:span><text:span text:style-name="T10">cold </text:span><text:span text:style-name="T9">^ </text:span><text:span text:style-name="T10">excited </text:span><text:span text:style-name="T9">^ </text:span><text:span text:style-name="T10">crying</text:span><text:span text:style-name="T18">) + P</text:span><text:span text:style-name="T10">(hungry </text:span><text:span text:style-name="T9">^ </text:span><text:span text:style-name="T10">cold </text:span><text:span text:style-name="T9">^ </text:span><text:span text:style-name="T17">¬</text:span><text:span text:style-name="T10">excited </text:span><text:span text:style-name="T9">^ </text:span><text:span text:style-name="T10">crying) + P(hungry </text:span><text:span text:style-name="T9">^ </text:span><text:span text:style-name="T17">¬</text:span><text:span text:style-name="T10">cold </text:span><text:span text:style-name="T9">^ </text:span><text:span text:style-name="T10">excited </text:span><text:span text:style-name="T9">^ </text:span><text:span text:style-name="T10">crying</text:span><text:span text:style-name="T18">) + P</text:span><text:span text:style-name="T10">(hungry </text:span><text:span text:style-name="T9">^ </text:span><text:span text:style-name="T17">¬</text:span><text:span text:style-name="T10">cold </text:span><text:span text:style-name="T9">^ </text:span><text:span text:style-name="T17">¬</text:span><text:span text:style-name="T10">excited </text:span><text:span text:style-name="T9">^ </text:span><text:span text:style-name="T10">crying)</text:span><text:span text:style-name="T18"> +</text:span><text:span text:style-name="T10">P(hungry </text:span><text:span text:style-name="T9">^ </text:span><text:span text:style-name="T10">cold </text:span><text:span text:style-name="T9">^ </text:span><text:span text:style-name="T10">excited </text:span><text:span text:style-name="T9">^ </text:span><text:span text:style-name="T17">¬</text:span><text:span text:style-name="T10">crying</text:span><text:span text:style-name="T18">) + P</text:span><text:span text:style-name="T10">(hungry </text:span><text:span text:style-name="T9">^ </text:span><text:span text:style-name="T10">cold </text:span><text:span text:style-name="T9">^ </text:span><text:span text:style-name="T17">¬</text:span><text:span text:style-name="T10">excited </text:span><text:span text:style-name="T9">^ </text:span><text:span text:style-name="T17">¬</text:span><text:span text:style-name="T10">crying) + P(hungry </text:span><text:span text:style-name="T9">^ </text:span><text:span text:style-name="T17">¬</text:span><text:span text:style-name="T10">cold </text:span><text:span text:style-name="T9">^ </text:span><text:span text:style-name="T10">excited </text:span><text:span text:style-name="T9">^ </text:span><text:span text:style-name="T17">¬</text:span><text:span text:style-name="T10">crying</text:span><text:span text:style-name="T18">) + P</text:span><text:span text:style-name="T10">(hungry </text:span><text:span text:style-name="T9">^ </text:span><text:span text:style-name="T17">¬</text:span><text:span text:style-name="T10">cold </text:span><text:span text:style-name="T9">^ </text:span><text:span text:style-name="T17">¬</text:span><text:span text:style-name="T10">excited </text:span><text:span text:style-name="T9">^ </text:span><text:span text:style-name="T17">¬</text:span><text:span text:style-name="T10">crying)</text:span><text:span text:style-name="T18"> =<text:line-break/>0.02 + 0.01 + 0.02 + 0.06 + 0.05 + 0.03 + 0.06 + 0.14 = </text:span><text:span text:style-name="T19">0.39</text:span></text:p>
      <text:p text:style-name="P1">P(¬<text:span text:style-name="T8">cold</text:span> <text:span text:style-name="T3">|</text:span> <text:span text:style-name="T8">hungry</text:span> ^ <text:span text:style-name="T8">cold</text:span>) <text:span text:style-name="T12">= </text:span><text:span text:style-name="T13">P(¬</text:span><text:span text:style-name="T10">cold ^</text:span><text:span text:style-name="T13"> </text:span><text:span text:style-name="T10">hungry</text:span><text:span text:style-name="T13"> ^ </text:span><text:span text:style-name="T10">cold</text:span><text:span text:style-name="T13">)/P(</text:span><text:span text:style-name="T10">hungry</text:span><text:span text:style-name="T13"> ^ </text:span><text:span text:style-name="T10">cold</text:span><text:span text:style-name="T13">) = P(false)/P(</text:span><text:span text:style-name="T10">hungry</text:span><text:span text:style-name="T13"> ^ </text:span><text:span text:style-name="T10">cold</text:span><text:span text:style-name="T13">) = </text:span><text:span text:style-name="T20">0</text:span></text:p>
      <text:p text:style-name="P1">P(<text:span text:style-name="T8">excited</text:span> <text:span text:style-name="T7">˅</text:span><text:span text:style-name="T3"> </text:span>¬<text:span text:style-name="T8">excited</text:span>) <text:span text:style-name="T12">= </text:span><text:span text:style-name="T13">P(true) = </text:span><text:span text:style-name="T20">1</text:span></text:p>
      <text:p text:style-name="P1">P(<text:span text:style-name="T8">hungry</text:span> ^ <text:span text:style-name="T8">cold</text:span> | <text:span text:style-name="T8">crying</text:span>) <text:span text:style-name="T12">= </text:span><text:span text:style-name="T13">P(</text:span><text:span text:style-name="T10">hungry</text:span><text:span text:style-name="T13"> ^ </text:span><text:span text:style-name="T10">cold</text:span><text:span text:style-name="T13"> ^ </text:span><text:span text:style-name="T10">crying</text:span><text:span text:style-name="T13">)/P(</text:span><text:span text:style-name="T10">crying</text:span><text:span text:style-name="T13">) = (0.02 + 0.05) / (0.02 + 0.01 + 0.05 + 0.03 + 0.03 + 0.01) = 0.07 / 0.15 = </text:span><text:span text:style-name="T20">0.4</text:span><text:span text:style-name="T21">7</text:span></text:p>
      <text:p text:style-name="P1">P(¬<text:span text:style-name="T8">crying</text:span>) <text:span text:style-name="T12">= </text:span><text:span text:style-name="T13">1 - P(¬</text:span><text:span text:style-name="T10">crying</text:span><text:span text:style-name="T13">) = 1 – 0.15 = </text:span><text:span text:style-name="T20">0.85</text:span></text:p>
      <text:p text:style-name="P2">P(<text:span text:style-name="T8">cold</text:span> <text:span text:style-name="T3">|</text:span> <text:span text:style-name="T8">hungry</text:span>) <text:span text:style-name="T12">= </text:span><text:span text:style-name="T13">P(</text:span><text:span text:style-name="T10">cold ^</text:span><text:span text:style-name="T13"> </text:span><text:span text:style-name="T10">hungry</text:span><text:span text:style-name="T13">)/P(</text:span><text:span text:style-name="T10">hungry</text:span><text:span text:style-name="T13">) =<text:line-break/>(0.02 + 0.02 + 0.05 + 0.06) / (0.02 + 0.01 + 0.02 + 0.06 + 0.05 + 0.03 + 0.</text:span><text:span text:style-name="T14">06 + 0.14</text:span><text:span text:style-name="T13">) </text:span><text:span text:style-name="T14">= 0.15 / 0.39 = </text:span><text:span text:style-name="T21">0.38</text:span></text:p>
      <text:p text:style-name="P3">P(<text:span text:style-name="T8">cold</text:span> <text:span text:style-name="T3">|</text:span> <text:span text:style-name="T8">excited</text:span> ^ ¬<text:span text:style-name="T8">hungry</text:span>) <text:span text:style-name="T12">= </text:span><text:span text:style-name="T13">P(</text:span><text:span text:style-name="T10">cold</text:span><text:span text:style-name="T13"> ^ </text:span><text:span text:style-name="T10">excited</text:span><text:span text:style-name="T13"> ^ ¬</text:span><text:span text:style-name="T10">hungry</text:span><text:span text:style-name="T13">) / P(</text:span><text:span text:style-name="T10">excited</text:span><text:span text:style-name="T13"> ^ ¬</text:span><text:span text:style-name="T10">hungry</text:span><text:span text:style-name="T13">) </text:span><text:span text:style-name="T15">= (0.01 +0.05) / (0.02 + 0.01 + 0.02 + 0.06) = 0.06 / 0.11 = </text:span><text:span text:style-name="T22">0.55</text:span></text:p>
      <text:p text:style-name="P3">P(<text:span text:style-name="T8">crying</text:span> <text:span text:style-name="T7">˅</text:span> <text:span text:style-name="T8">excited</text:span>) <text:span text:style-name="T12">=</text:span><text:span text:style-name="T13"> P(¬</text:span><text:span text:style-name="T15">(</text:span><text:span text:style-name="T13">¬</text:span><text:span text:style-name="T10">crying</text:span><text:span text:style-name="T13"> </text:span><text:span text:style-name="T5">^</text:span><text:span text:style-name="T13"> ¬</text:span><text:span text:style-name="T10">excited</text:span><text:span text:style-name="T11">)</text:span><text:span text:style-name="T13">) </text:span><text:span text:style-name="T15">= 1 - </text:span><text:span text:style-name="T13">P(¬</text:span><text:span text:style-name="T10">crying</text:span><text:span text:style-name="T13"> </text:span><text:span text:style-name="T5">^</text:span><text:span text:style-name="T13"> ¬</text:span><text:span text:style-name="T10">excited</text:span><text:span text:style-name="T11">)</text:span><text:span text:style-name="T13"> </text:span><text:span text:style-name="T15">= 1 – (0.06 + 0.14 + 0.10 + 0.28) = </text:span><text:span text:style-name="T22">0.42</text:span></text:p>
      <text:p text:style-name="P1">P(<text:span text:style-name="T8">excited</text:span> ^ ¬<text:span text:style-name="T8">hungry</text:span>) <text:span text:style-name="T12">= </text:span><text:span text:style-name="T13">0.01 + 0.01 + 0.05 + 0.12 </text:span><text:span text:style-name="T15">= </text:span><text:span text:style-name="T22">0.19</text:span></text:p>
      <text:p text:style-name="P4">P((<text:span text:style-name="T8">excited</text:span> ^ <text:span text:style-name="T8">cold</text:span>) <text:span text:style-name="T7">˅</text:span> (<text:span text:style-name="T8">crying</text:span> ^ <text:span text:style-name="T8">hungry</text:span>)) <text:span text:style-name="T12">=</text:span><text:span text:style-name="T13"> P(</text:span><text:span text:style-name="T10">excited</text:span><text:span text:style-name="T13"> ^ </text:span><text:span text:style-name="T10">cold</text:span><text:span text:style-name="T13">) </text:span><text:span text:style-name="T6">+ P(</text:span><text:span text:style-name="T10">crying</text:span><text:span text:style-name="T13"> ^ </text:span><text:span text:style-name="T10">hungry</text:span><text:span text:style-name="T13">) <text:s/>- P((</text:span><text:span text:style-name="T10">excited</text:span><text:span text:style-name="T13"> ^ </text:span><text:span text:style-name="T10">cold ^ crying</text:span><text:span text:style-name="T13"> ^ </text:span><text:span text:style-name="T10">hungry</text:span><text:span text:style-name="T13">)) </text:span><text:span text:style-name="T16">=<text:line-break/>(0.02 + 0.02 + 0.01 + 0.05) + (0.02 + 0.01 + 0.05 + 0.03) - 0.02 = </text:span><text:span text:style-name="T23">0.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SourceSansPro-Bold" svg:font-family="SourceSansPro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class="chap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20:22:07.714000000</meta:creation-date>
    <dc:date>2016-01-08T21:17:26.026000000</dc:date>
    <meta:editing-duration>PT23M26S</meta:editing-duration>
    <meta:editing-cycles>5</meta:editing-cycles>
    <meta:generator>LibreOffice/5.0.3.2$Windows_X86_64 LibreOffice_project/e5f16313668ac592c1bfb310f4390624e3dbfb75</meta:generator>
    <meta:document-statistic meta:table-count="0" meta:image-count="0" meta:object-count="0" meta:page-count="1" meta:paragraph-count="11" meta:word-count="341" meta:character-count="1607" meta:non-whitespace-character-count="1274"/>
  </office:meta>
</office:document-meta>
</file>